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4.05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wrap-option="wrap" fo:border-left="none" fo:border-right="0.088cm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88cm solid #000000" fo:border-top="none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eeeee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eeeeee"/>
    </style:style>
    <style:style style:name="ce10" style:family="table-cell" style:parent-style-name="Default" style:data-style-name="N11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2">
      <style:table-cell-properties fo:background-color="#dddddd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dddddd"/>
    </style:style>
    <style:style style:name="ce14" style:family="table-cell" style:parent-style-name="Default" style:data-style-name="N11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0">
      <style:table-cell-properties fo:background-color="#ffff99" fo:wrap-option="wrap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ackground-color="#ffff99"/>
    </style:style>
    <style:style style:name="ce18" style:family="table-cell" style:parent-style-name="Default" style:data-style-name="N11">
      <style:table-cell-properties fo:background-color="#ffff99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ffff99"/>
    </style:style>
  </office:automatic-styles>
  <office:body>
    <office:spreadsheet>
      <table:table table:name="Munkalap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9"/>
        <table:table-column table:style-name="co3" table:default-cell-style-name="ce7"/>
        <table:table-column table:style-name="co11" table:default-cell-style-name="ce11"/>
        <table:table-column table:style-name="co12" table:default-cell-style-name="Default"/>
        <table:table-column table:style-name="co13" table:default-cell-style-name="ce7"/>
        <table:table-column table:style-name="co14" table:default-cell-style-name="ce9"/>
        <table:table-column table:style-name="co15" table:default-cell-style-name="ce13"/>
        <table:table-column table:style-name="co16" table:default-cell-style-name="ce15"/>
        <table:table-column table:style-name="co1" table:default-cell-style-name="ce17"/>
        <table:table-column table:style-name="co1" table:default-cell-style-name="ce19"/>
        <table:table-column table:style-name="co1" table:number-columns-repeated="1002" table:default-cell-style-name="Default"/>
        <table:table-row table:style-name="ro3">
          <table:table-cell table:style-name="ce1"/>
          <table:table-cell table:style-name="ce1" office:value-type="string">
            <text:p>Kv</text:p>
          </table:table-cell>
          <table:table-cell table:style-name="ce1" office:value-type="string">
            <text:p>Voltage (V)</text:p>
          </table:table-cell>
          <table:table-cell table:style-name="ce1" office:value-type="string">
            <text:p>Max. Current (A)</text:p>
          </table:table-cell>
          <table:table-cell table:style-name="ce1" office:value-type="string">
            <text:p>No Load Current (A)</text:p>
          </table:table-cell>
          <table:table-cell table:style-name="ce1" office:value-type="string">
            <text:p>Resistance (mOhm)</text:p>
          </table:table-cell>
          <table:table-cell table:style-name="ce1" office:value-type="string">
            <text:p>Gear Ratio</text:p>
          </table:table-cell>
          <table:table-cell table:style-name="ce1" office:value-type="string">
            <text:p>Wheel Diam. (cm)</text:p>
          </table:table-cell>
          <table:table-cell table:style-name="ce3"/>
          <table:table-cell table:style-name="ce1" office:value-type="string">
            <text:p>Max. RPM</text:p>
          </table:table-cell>
          <table:table-cell table:style-name="ce6" office:value-type="string">
            <text:p>Ke = Kt (mNm/A = V*s/rad)</text:p>
          </table:table-cell>
          <table:table-cell table:style-name="ce6" office:value-type="string">
            <text:p>Max. Speed (m/s)</text:p>
          </table:table-cell>
          <table:table-cell table:style-name="ce8" office:value-type="string">
            <text:p>Max. Speed (km/h)</text:p>
          </table:table-cell>
          <table:table-cell table:style-name="ce6" office:value-type="string">
            <text:p>Output Torque/A (mNm/A)</text:p>
          </table:table-cell>
          <table:table-cell table:style-name="ce10" office:value-type="string">
            <text:p>Wheel Force/A (N/A)</text:p>
          </table:table-cell>
          <table:table-cell table:style-name="ce1"/>
          <table:table-cell table:style-name="ce6" office:value-type="string">
            <text:p>Max. Output Torque (Nm)</text:p>
          </table:table-cell>
          <table:table-cell table:style-name="ce8" office:value-type="string">
            <text:p>Max.Wheel Force (N)</text:p>
          </table:table-cell>
          <table:table-cell table:style-name="ce12" office:value-type="string">
            <text:p>Max. Output Power (W)</text:p>
          </table:table-cell>
          <table:table-cell table:style-name="ce14" office:value-type="string">
            <text:p>Efficiency @ Max. Current</text:p>
          </table:table-cell>
          <table:table-cell table:style-name="ce16" office:value-type="string">
            <text:p>Max. Efficiency Current (A)</text:p>
          </table:table-cell>
          <table:table-cell table:style-name="ce18" office:value-type="string">
            <text:p>Max. Efficiency</text:p>
          </table:table-cell>
          <table:table-cell table:style-name="ce1"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6.6">
            <text:p>6,6</text:p>
          </table:table-cell>
          <table:table-cell table:style-name="ce4"/>
          <table:table-cell table:formula="of:=[.B2]*[.C2]" office:value-type="float" office:value="11100">
            <text:p>11100</text:p>
          </table:table-cell>
          <table:table-cell table:formula="of:=60/2/PI()/[.B2]*1000" office:value-type="float" office:value="9.54929658551372">
            <text:p>9,55</text:p>
          </table:table-cell>
          <table:table-cell table:formula="of:=[.J2]/60/[.G2]*[.H2]*PI()/100" office:value-type="float" office:value="3.83588463003314">
            <text:p>3,84</text:p>
          </table:table-cell>
          <table:table-cell table:formula="of:=[.L2]*3.6" office:value-type="float" office:value="13.8091846681193">
            <text:p>13,81</text:p>
          </table:table-cell>
          <table:table-cell table:formula="of:=[.K2]*[.G2]" office:value-type="float" office:value="95.4929658551372">
            <text:p>95,49</text:p>
          </table:table-cell>
          <table:table-cell table:formula="of:=[.N2]/([.H2]/2/100)/1000" office:value-type="float" office:value="2.89372623803446">
            <text:p>2,894</text:p>
          </table:table-cell>
          <table:table-cell/>
          <table:table-cell table:formula="of:=[.N2]*([.D2]-[.E2])/1000" office:value-type="float" office:value="0.477464829275686">
            <text:p>0,48</text:p>
          </table:table-cell>
          <table:table-cell table:formula="of:=[.O2]*[.D2]" office:value-type="float" office:value="14.4686311901723">
            <text:p>14,47</text:p>
          </table:table-cell>
          <table:table-cell table:formula="of:=[.C2]*[.D2]-[.C2]*[.E2]-[.D2]*[.D2]*[.F2]" office:value-type="float" office:value="55.5">
            <text:p>55,50</text:p>
          </table:table-cell>
          <table:table-cell table:formula="of:=[.S2]/([.C2]*[.D2])" office:value-type="percentage" office:value="1">
            <text:p>100,00%</text:p>
          </table:table-cell>
          <table:table-cell table:formula="of:=SQRT([.C2]*[.E2]/[.F2])" office:value-type="float" office:value="0">
            <text:p>#ZÉRÓOSZTÓ!</text:p>
          </table:table-cell>
          <table:table-cell table:formula="of:=[.S2]/([.C2]*[.U2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00">
            <text:p>12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48">
            <text:p>48</text:p>
          </table:table-cell>
          <table:table-cell table:style-name="ce2" office:value-type="float" office:value="6.6">
            <text:p>6,6</text:p>
          </table:table-cell>
          <table:table-cell table:style-name="ce4"/>
          <table:table-cell table:formula="of:=[.B3]*[.C3]" office:value-type="float" office:value="6000">
            <text:p>6000</text:p>
          </table:table-cell>
          <table:table-cell table:formula="of:=60/2/PI()/[.B3]*1000" office:value-type="float" office:value="7.95774715459477">
            <text:p>7,96</text:p>
          </table:table-cell>
          <table:table-cell table:formula="of:=[.J3]/60/[.G3]*[.H3]*PI()/100" office:value-type="float" office:value="0.431968989868597">
            <text:p>0,43</text:p>
          </table:table-cell>
          <table:table-cell table:formula="of:=[.L3]*3.6" office:value-type="float" office:value="1.55508836352695">
            <text:p>1,56</text:p>
          </table:table-cell>
          <table:table-cell table:formula="of:=[.K3]*[.G3]" office:value-type="float" office:value="381.971863420549">
            <text:p>381,97</text:p>
          </table:table-cell>
          <table:table-cell table:formula="of:=[.N3]/([.H3]/2/100)/1000" office:value-type="float" office:value="11.5749049521378">
            <text:p>11,575</text:p>
          </table:table-cell>
          <table:table-cell/>
          <table:table-cell table:formula="of:=[.N3]*([.D3]-[.E3])/1000" office:value-type="float" office:value="0.381971863420549">
            <text:p>0,38</text:p>
          </table:table-cell>
          <table:table-cell table:formula="of:=[.O3]*[.D3]" office:value-type="float" office:value="11.5749049521378">
            <text:p>11,57</text:p>
          </table:table-cell>
          <table:table-cell table:formula="of:=[.C3]*[.D3]-[.C3]*[.E3]-[.D3]*[.D3]*[.F3]" office:value-type="float" office:value="5">
            <text:p>5,00</text:p>
          </table:table-cell>
          <table:table-cell table:formula="of:=[.S3]/([.C3]*[.D3])" office:value-type="percentage" office:value="1">
            <text:p>100,00%</text:p>
          </table:table-cell>
          <table:table-cell table:formula="of:=SQRT([.C3]*[.E3]/[.F3])" office:value-type="float" office:value="0">
            <text:p>#ZÉRÓOSZTÓ!</text:p>
          </table:table-cell>
          <table:table-cell table:formula="of:=[.S3]/([.C3]*[.U3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/>
          <table:table-cell table:number-columns-repeated="4" table:style-name="ce2"/>
          <table:table-cell table:style-name="ce2"/>
          <table:table-cell table:style-name="ce2"/>
          <table:table-cell table:style-name="ce4"/>
          <table:table-cell/>
          <table:table-cell table:formula="of:=60/2/PI()/[.B4]*1000" office:value-type="float" office:value="0">
            <text:p>#ZÉRÓOSZTÓ!</text:p>
          </table:table-cell>
          <table:table-cell table:number-columns-repeated="2"/>
          <table:table-cell/>
          <table:table-cell table:formula="of:=[.N4]/([.H4]/2/100)/1000" office:value-type="float" office:value="0">
            <text:p>#ZÉRÓOSZTÓ!</text:p>
          </table:table-cell>
          <table:table-cell/>
          <table:table-cell table:formula="of:=[.N4]*([.D4]-[.E4])/1000" office:value-type="float" office:value="0">
            <text:p>0,00</text:p>
          </table:table-cell>
          <table:table-cell table:formula="of:=[.O4]*[.D4]" office:value-type="float" office:value="0">
            <text:p>#ZÉRÓOSZTÓ!</text:p>
          </table:table-cell>
          <table:table-cell table:formula="of:=[.C4]*[.D4]-[.C4]*[.E4]-[.D4]*[.D4]*[.F4]" office:value-type="float" office:value="0">
            <text:p>0,00</text:p>
          </table:table-cell>
          <table:table-cell table:formula="of:=[.S4]/([.C4]*[.D4])" office:value-type="percentage" office:value="0">
            <text:p>#ZÉRÓOSZTÓ!</text:p>
          </table:table-cell>
          <table:table-cell table:formula="of:=SQRT([.C4]*[.E4]/[.F4])" office:value-type="float" office:value="0">
            <text:p>#ZÉRÓOSZTÓ!</text:p>
          </table:table-cell>
          <table:table-cell table:formula="of:=[.S4]/([.C4]*[.U4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5]*[.C5]" office:value-type="float" office:value="12580">
            <text:p>12580</text:p>
          </table:table-cell>
          <table:table-cell table:formula="of:=60/2/PI()/[.B5]*1000" office:value-type="float" office:value="11.2344665711926">
            <text:p>11,23</text:p>
          </table:table-cell>
          <table:table-cell table:formula="of:=[.J5]/60/[.G5]*[.H5]*PI()/100" office:value-type="float" office:value="14.4911197134585">
            <text:p>14,49</text:p>
          </table:table-cell>
          <table:table-cell table:formula="of:=[.L5]*3.6" office:value-type="float" office:value="52.1680309684507">
            <text:p>52,17</text:p>
          </table:table-cell>
          <table:table-cell table:formula="of:=[.K5]*[.G5]" office:value-type="float" office:value="33.7033997135778">
            <text:p>33,70</text:p>
          </table:table-cell>
          <table:table-cell table:formula="of:=[.N5]/([.H5]/2/100)/1000" office:value-type="float" office:value="1.02131514283569">
            <text:p>1,021</text:p>
          </table:table-cell>
          <table:table-cell/>
          <table:table-cell table:formula="of:=[.N5]*([.D5]-[.E5])/1000" office:value-type="float" office:value="0.158405978653816">
            <text:p>0,16</text:p>
          </table:table-cell>
          <table:table-cell table:formula="of:=[.O5]*[.D5]" office:value-type="float" office:value="5.10657571417846">
            <text:p>5,11</text:p>
          </table:table-cell>
          <table:table-cell table:formula="of:=[.C5]*[.D5]-[.C5]*[.E5]-[.D5]*[.D5]*[.F5]" office:value-type="float" office:value="69.56">
            <text:p>69,56</text:p>
          </table:table-cell>
          <table:table-cell table:formula="of:=[.S5]/([.C5]*[.D5])" office:value-type="percentage" office:value="0.94">
            <text:p>94,00%</text:p>
          </table:table-cell>
          <table:table-cell table:formula="of:=SQRT([.C5]*[.E5]/[.F5])" office:value-type="float" office:value="0">
            <text:p>#ZÉRÓOSZTÓ!</text:p>
          </table:table-cell>
          <table:table-cell table:formula="of:=[.S5]/([.C5]*[.U5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9">
            <text:p>9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6]*[.C6]" office:value-type="float" office:value="12580">
            <text:p>12580</text:p>
          </table:table-cell>
          <table:table-cell table:formula="of:=60/2/PI()/[.B6]*1000" office:value-type="float" office:value="11.2344665711926">
            <text:p>11,23</text:p>
          </table:table-cell>
          <table:table-cell table:formula="of:=[.J6]/60/[.G6]*[.H6]*PI()/100" office:value-type="float" office:value="4.83037323781951">
            <text:p>4,83</text:p>
          </table:table-cell>
          <table:table-cell table:formula="of:=[.L6]*3.6" office:value-type="float" office:value="17.3893436561502">
            <text:p>17,39</text:p>
          </table:table-cell>
          <table:table-cell table:formula="of:=[.K6]*[.G6]" office:value-type="float" office:value="101.110199140734">
            <text:p>101,11</text:p>
          </table:table-cell>
          <table:table-cell table:formula="of:=[.N6]/([.H6]/2/100)/1000" office:value-type="float" office:value="3.06394542850708">
            <text:p>3,064</text:p>
          </table:table-cell>
          <table:table-cell/>
          <table:table-cell table:formula="of:=[.N6]*([.D6]-[.E6])/1000" office:value-type="float" office:value="0.475217935961448">
            <text:p>0,48</text:p>
          </table:table-cell>
          <table:table-cell table:formula="of:=[.O6]*[.D6]" office:value-type="float" office:value="15.3197271425354">
            <text:p>15,32</text:p>
          </table:table-cell>
          <table:table-cell table:formula="of:=[.C6]*[.D6]-[.C6]*[.E6]-[.D6]*[.D6]*[.F6]" office:value-type="float" office:value="69.56">
            <text:p>69,56</text:p>
          </table:table-cell>
          <table:table-cell table:formula="of:=[.S6]/([.C6]*[.D6])" office:value-type="percentage" office:value="0.94">
            <text:p>94,00%</text:p>
          </table:table-cell>
          <table:table-cell table:formula="of:=SQRT([.C6]*[.E6]/[.F6])" office:value-type="float" office:value="0">
            <text:p>#ZÉRÓOSZTÓ!</text:p>
          </table:table-cell>
          <table:table-cell table:formula="of:=[.S6]/([.C6]*[.U6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27">
            <text:p>27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7]*[.C7]" office:value-type="float" office:value="12580">
            <text:p>12580</text:p>
          </table:table-cell>
          <table:table-cell table:formula="of:=60/2/PI()/[.B7]*1000" office:value-type="float" office:value="11.2344665711926">
            <text:p>11,23</text:p>
          </table:table-cell>
          <table:table-cell table:formula="of:=[.J7]/60/[.G7]*[.H7]*PI()/100" office:value-type="float" office:value="1.6101244126065">
            <text:p>1,61</text:p>
          </table:table-cell>
          <table:table-cell table:formula="of:=[.L7]*3.6" office:value-type="float" office:value="5.79644788538341">
            <text:p>5,80</text:p>
          </table:table-cell>
          <table:table-cell table:formula="of:=[.K7]*[.G7]" office:value-type="float" office:value="303.330597422201">
            <text:p>303,33</text:p>
          </table:table-cell>
          <table:table-cell table:formula="of:=[.N7]/([.H7]/2/100)/1000" office:value-type="float" office:value="9.19183628552123">
            <text:p>9,192</text:p>
          </table:table-cell>
          <table:table-cell/>
          <table:table-cell table:formula="of:=[.N7]*([.D7]-[.E7])/1000" office:value-type="float" office:value="1.42565380788434">
            <text:p>1,43</text:p>
          </table:table-cell>
          <table:table-cell table:formula="of:=[.O7]*[.D7]" office:value-type="float" office:value="45.9591814276061">
            <text:p>45,96</text:p>
          </table:table-cell>
          <table:table-cell table:formula="of:=[.C7]*[.D7]-[.C7]*[.E7]-[.D7]*[.D7]*[.F7]" office:value-type="float" office:value="69.56">
            <text:p>69,56</text:p>
          </table:table-cell>
          <table:table-cell table:formula="of:=[.S7]/([.C7]*[.D7])" office:value-type="percentage" office:value="0.94">
            <text:p>94,00%</text:p>
          </table:table-cell>
          <table:table-cell table:formula="of:=SQRT([.C7]*[.E7]/[.F7])" office:value-type="float" office:value="0">
            <text:p>#ZÉRÓOSZTÓ!</text:p>
          </table:table-cell>
          <table:table-cell table:formula="of:=[.S7]/([.C7]*[.U7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81">
            <text:p>81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8]*[.C8]" office:value-type="float" office:value="12580">
            <text:p>12580</text:p>
          </table:table-cell>
          <table:table-cell table:formula="of:=60/2/PI()/[.B8]*1000" office:value-type="float" office:value="11.2344665711926">
            <text:p>11,23</text:p>
          </table:table-cell>
          <table:table-cell table:formula="of:=[.J8]/60/[.G8]*[.H8]*PI()/100" office:value-type="float" office:value="0.536708137535501">
            <text:p>0,54</text:p>
          </table:table-cell>
          <table:table-cell table:formula="of:=[.L8]*3.6" office:value-type="float" office:value="1.9321492951278">
            <text:p>1,93</text:p>
          </table:table-cell>
          <table:table-cell table:formula="of:=[.K8]*[.G8]" office:value-type="float" office:value="909.991792266602">
            <text:p>909,99</text:p>
          </table:table-cell>
          <table:table-cell table:formula="of:=[.N8]/([.H8]/2/100)/1000" office:value-type="float" office:value="27.5755088565637">
            <text:p>27,576</text:p>
          </table:table-cell>
          <table:table-cell/>
          <table:table-cell table:formula="of:=[.N8]*([.D8]-[.E8])/1000" office:value-type="float" office:value="4.27696142365303">
            <text:p>4,28</text:p>
          </table:table-cell>
          <table:table-cell table:formula="of:=[.O8]*[.D8]" office:value-type="float" office:value="137.877544282818">
            <text:p>137,88</text:p>
          </table:table-cell>
          <table:table-cell table:formula="of:=[.C8]*[.D8]-[.C8]*[.E8]-[.D8]*[.D8]*[.F8]" office:value-type="float" office:value="69.56">
            <text:p>69,56</text:p>
          </table:table-cell>
          <table:table-cell table:formula="of:=[.S8]/([.C8]*[.D8])" office:value-type="percentage" office:value="0.94">
            <text:p>94,00%</text:p>
          </table:table-cell>
          <table:table-cell table:formula="of:=SQRT([.C8]*[.E8]/[.F8])" office:value-type="float" office:value="0">
            <text:p>#ZÉRÓOSZTÓ!</text:p>
          </table:table-cell>
          <table:table-cell table:formula="of:=[.S8]/([.C8]*[.U8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14.8">
            <text:p>14,8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/>
          <table:table-cell office:value-type="float" office:value="243">
            <text:p>243</text:p>
          </table:table-cell>
          <table:table-cell table:style-name="ce2" office:value-type="float" office:value="6.6">
            <text:p>6,6</text:p>
          </table:table-cell>
          <table:table-cell/>
          <table:table-cell table:formula="of:=[.B9]*[.C9]" office:value-type="float" office:value="12580">
            <text:p>12580</text:p>
          </table:table-cell>
          <table:table-cell table:formula="of:=60/2/PI()/[.B9]*1000" office:value-type="float" office:value="11.2344665711926">
            <text:p>11,23</text:p>
          </table:table-cell>
          <table:table-cell table:formula="of:=[.J9]/60/[.G9]*[.H9]*PI()/100" office:value-type="float" office:value="0.178902712511834">
            <text:p>0,18</text:p>
          </table:table-cell>
          <table:table-cell table:formula="of:=[.L9]*3.6" office:value-type="float" office:value="0.644049765042601">
            <text:p>0,64</text:p>
          </table:table-cell>
          <table:table-cell table:formula="of:=[.K9]*[.G9]" office:value-type="float" office:value="2729.97537679981">
            <text:p>2729,98</text:p>
          </table:table-cell>
          <table:table-cell table:formula="of:=[.N9]/([.H9]/2/100)/1000" office:value-type="float" office:value="82.726526569691">
            <text:p>82,727</text:p>
          </table:table-cell>
          <table:table-cell/>
          <table:table-cell table:formula="of:=[.N9]*([.D9]-[.E9])/1000" office:value-type="float" office:value="12.8308842709591">
            <text:p>12,83</text:p>
          </table:table-cell>
          <table:table-cell table:formula="of:=[.O9]*[.D9]" office:value-type="float" office:value="413.632632848455">
            <text:p>413,63</text:p>
          </table:table-cell>
          <table:table-cell table:formula="of:=[.C9]*[.D9]-[.C9]*[.E9]-[.D9]*[.D9]*[.F9]" office:value-type="float" office:value="69.56">
            <text:p>69,56</text:p>
          </table:table-cell>
          <table:table-cell table:formula="of:=[.S9]/([.C9]*[.D9])" office:value-type="percentage" office:value="0.94">
            <text:p>94,00%</text:p>
          </table:table-cell>
          <table:table-cell table:formula="of:=SQRT([.C9]*[.E9]/[.F9])" office:value-type="float" office:value="0">
            <text:p>#ZÉRÓOSZTÓ!</text:p>
          </table:table-cell>
          <table:table-cell table:formula="of:=[.S9]/([.C9]*[.U9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/>
          <table:table-cell table:style-name="ce2"/>
          <table:table-cell table:number-columns-repeated="2"/>
          <table:table-cell table:formula="of:=60/2/PI()/[.B10]*1000" office:value-type="float" office:value="0">
            <text:p>#ZÉRÓOSZTÓ!</text:p>
          </table:table-cell>
          <table:table-cell table:number-columns-repeated="2"/>
          <table:table-cell/>
          <table:table-cell table:formula="of:=[.N10]/([.H10]/2/100)/1000" office:value-type="float" office:value="0">
            <text:p>#ZÉRÓOSZTÓ!</text:p>
          </table:table-cell>
          <table:table-cell/>
          <table:table-cell table:formula="of:=[.N10]*([.D10]-[.E10])/1000" office:value-type="float" office:value="0">
            <text:p>0,00</text:p>
          </table:table-cell>
          <table:table-cell table:formula="of:=[.O10]*[.D10]" office:value-type="float" office:value="0">
            <text:p>#ZÉRÓOSZTÓ!</text:p>
          </table:table-cell>
          <table:table-cell table:formula="of:=[.C10]*[.D10]-[.C10]*[.E10]-[.D10]*[.D10]*[.F10]" office:value-type="float" office:value="0">
            <text:p>0,00</text:p>
          </table:table-cell>
          <table:table-cell table:formula="of:=[.S10]/([.C10]*[.D10])" office:value-type="percentage" office:value="0">
            <text:p>#ZÉRÓOSZTÓ!</text:p>
          </table:table-cell>
          <table:table-cell table:formula="of:=SQRT([.C10]*[.E10]/[.F10])" office:value-type="float" office:value="0">
            <text:p>#ZÉRÓOSZTÓ!</text:p>
          </table:table-cell>
          <table:table-cell table:formula="of:=[.S10]/([.C10]*[.U10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1.1">
            <text:p>11,1</text:p>
          </table:table-cell>
          <table:table-cell office:value-type="float" office:value="45">
            <text:p>45</text:p>
          </table:table-cell>
          <table:table-cell office:value-type="float" office:value="2.1">
            <text:p>2,1</text:p>
          </table:table-cell>
          <table:table-cell/>
          <table:table-cell office:value-type="float" office:value="1">
            <text:p>1</text:p>
          </table:table-cell>
          <table:table-cell office:value-type="float" office:value="6.6">
            <text:p>6,6</text:p>
          </table:table-cell>
          <table:table-cell/>
          <table:table-cell table:formula="of:=[.B11]*[.C11]" office:value-type="float" office:value="11100">
            <text:p>11100</text:p>
          </table:table-cell>
          <table:table-cell table:formula="of:=60/2/PI()/[.B11]*1000" office:value-type="float" office:value="9.54929658551372">
            <text:p>9,55</text:p>
          </table:table-cell>
          <table:table-cell table:formula="of:=[.J11]/60/[.G11]*[.H11]*PI()/100" office:value-type="float" office:value="38.3588463003314">
            <text:p>38,36</text:p>
          </table:table-cell>
          <table:table-cell table:formula="of:=[.L11]*3.6" office:value-type="float" office:value="138.091846681193">
            <text:p>138,09</text:p>
          </table:table-cell>
          <table:table-cell table:formula="of:=[.K11]*[.G11]" office:value-type="float" office:value="9.54929658551372">
            <text:p>9,55</text:p>
          </table:table-cell>
          <table:table-cell table:formula="of:=[.N11]/([.H11]/2/100)/1000" office:value-type="float" office:value="0.289372623803446">
            <text:p>0,289</text:p>
          </table:table-cell>
          <table:table-cell/>
          <table:table-cell table:formula="of:=[.N11]*([.D11]-[.E11])/1000" office:value-type="float" office:value="0.409664823518539">
            <text:p>0,41</text:p>
          </table:table-cell>
          <table:table-cell table:formula="of:=[.O11]*[.D11]" office:value-type="float" office:value="13.0217680711551">
            <text:p>13,02</text:p>
          </table:table-cell>
          <table:table-cell table:formula="of:=[.C11]*[.D11]-[.C11]*[.E11]-[.D11]*[.D11]*[.F11]" office:value-type="float" office:value="476.19">
            <text:p>476,19</text:p>
          </table:table-cell>
          <table:table-cell table:formula="of:=[.S11]/([.C11]*[.D11])" office:value-type="percentage" office:value="0.953333333333333">
            <text:p>95,33%</text:p>
          </table:table-cell>
          <table:table-cell table:formula="of:=SQRT([.C11]*[.E11]/[.F11])" office:value-type="float" office:value="0">
            <text:p>#ZÉRÓOSZTÓ!</text:p>
          </table:table-cell>
          <table:table-cell table:formula="of:=[.S11]/([.C11]*[.U11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4.4721">
            <text:p>4,4721</text:p>
          </table:table-cell>
          <table:table-cell table:style-name="ce2"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6.6">
            <text:p>6,6</text:p>
          </table:table-cell>
          <table:table-cell/>
          <table:table-cell table:formula="of:=[.B12]*[.C12]" office:value-type="float" office:value="10000">
            <text:p>10000</text:p>
          </table:table-cell>
          <table:table-cell table:formula="of:=60/2/PI()/[.B12]*1000" office:value-type="float" office:value="9.54929658551372">
            <text:p>9,55</text:p>
          </table:table-cell>
          <table:table-cell table:formula="of:=[.J12]/60/[.G12]*[.H12]*PI()/100" office:value-type="float" office:value="34.5575191894877">
            <text:p>34,56</text:p>
          </table:table-cell>
          <table:table-cell table:formula="of:=[.L12]*3.6" office:value-type="float" office:value="124.407069082156">
            <text:p>124,41</text:p>
          </table:table-cell>
          <table:table-cell table:formula="of:=[.K12]*[.G12]" office:value-type="float" office:value="9.54929658551372">
            <text:p>9,55</text:p>
          </table:table-cell>
          <table:table-cell table:formula="of:=[.N12]/([.H12]/2/100)/1000" office:value-type="float" office:value="0.289372623803446">
            <text:p>0,289</text:p>
          </table:table-cell>
          <table:table-cell/>
          <table:table-cell table:formula="of:=[.N12]*([.D12]-[.E12])/1000" office:value-type="float" office:value="0.0407955499429732">
            <text:p>0,04</text:p>
          </table:table-cell>
          <table:table-cell table:formula="of:=[.O12]*[.D12]" office:value-type="float" office:value="1.29410331091139">
            <text:p>1,29</text:p>
          </table:table-cell>
          <table:table-cell table:formula="of:=[.C12]*[.D12]-[.C12]*[.E12]-[.D12]*[.D12]*[.F12]" office:value-type="float" office:value="40.721032159">
            <text:p>40,72</text:p>
          </table:table-cell>
          <table:table-cell table:formula="of:=[.S12]/([.C12]*[.D12])" office:value-type="percentage" office:value="0.910557280897118">
            <text:p>91,06%</text:p>
          </table:table-cell>
          <table:table-cell table:formula="of:=SQRT([.C12]*[.E12]/[.F12])" office:value-type="float" office:value="4.47213595499958">
            <text:p>4,472</text:p>
          </table:table-cell>
          <table:table-cell table:formula="of:=[.S12]/([.C12]*[.U12])" office:value-type="percentage" office:value="0.91054996021479">
            <text:p>91,05%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3]*[.C13]" office:value-type="float" office:value="0">
            <text:p>0</text:p>
          </table:table-cell>
          <table:table-cell table:formula="of:=60/2/PI()/[.B13]*1000" office:value-type="float" office:value="0">
            <text:p>#ZÉRÓOSZTÓ!</text:p>
          </table:table-cell>
          <table:table-cell table:formula="of:=[.J13]/60/[.G13]*[.H13]*PI()/100" office:value-type="float" office:value="0">
            <text:p>0,00</text:p>
          </table:table-cell>
          <table:table-cell table:formula="of:=[.L13]*3.6" office:value-type="float" office:value="0">
            <text:p>0,00</text:p>
          </table:table-cell>
          <table:table-cell table:formula="of:=[.K13]*[.G13]" office:value-type="float" office:value="0">
            <text:p>#ZÉRÓOSZTÓ!</text:p>
          </table:table-cell>
          <table:table-cell table:formula="of:=[.N13]/([.H13]/2/100)/1000" office:value-type="float" office:value="0">
            <text:p>#ZÉRÓOSZTÓ!</text:p>
          </table:table-cell>
          <table:table-cell/>
          <table:table-cell table:formula="of:=[.N13]*([.D13]-[.E13])/1000" office:value-type="float" office:value="0">
            <text:p>#ZÉRÓOSZTÓ!</text:p>
          </table:table-cell>
          <table:table-cell table:formula="of:=[.O13]*[.D13]" office:value-type="float" office:value="0">
            <text:p>#ZÉRÓOSZTÓ!</text:p>
          </table:table-cell>
          <table:table-cell table:formula="of:=[.C13]*[.D13]-[.C13]*[.E13]-[.D13]*[.D13]*[.F13]" office:value-type="float" office:value="0">
            <text:p>0,00</text:p>
          </table:table-cell>
          <table:table-cell table:formula="of:=[.S13]/([.C13]*[.D13])" office:value-type="percentage" office:value="0">
            <text:p>#ZÉRÓOSZTÓ!</text:p>
          </table:table-cell>
          <table:table-cell table:formula="of:=SQRT([.C13]*[.E13]/[.F13])" office:value-type="float" office:value="0">
            <text:p>#ZÉRÓOSZTÓ!</text:p>
          </table:table-cell>
          <table:table-cell table:formula="of:=[.S13]/([.C13]*[.U13])" office:value-type="percentage" office:value="0">
            <text:p>#ZÉRÓOSZTÓ!</text:p>
          </table:table-cell>
          <table:table-cell table:number-columns-repeated="1002"/>
        </table:table-row>
        <table:table-row table:style-name="ro2">
          <table:table-cell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B14]*[.C14]" office:value-type="float" office:value="0">
            <text:p>0</text:p>
          </table:table-cell>
          <table:table-cell table:formula="of:=60/2/PI()/[.B14]*1000" office:value-type="float" office:value="0">
            <text:p>#ZÉRÓOSZTÓ!</text:p>
          </table:table-cell>
          <table:table-cell table:formula="of:=[.J14]/60/[.G14]*[.H14]*PI()/100" office:value-type="float" office:value="0">
            <text:p>0,00</text:p>
          </table:table-cell>
          <table:table-cell table:formula="of:=[.L14]*3.6" office:value-type="float" office:value="0">
            <text:p>0,00</text:p>
          </table:table-cell>
          <table:table-cell table:formula="of:=[.K14]*[.G14]" office:value-type="float" office:value="0">
            <text:p>#ZÉRÓOSZTÓ!</text:p>
          </table:table-cell>
          <table:table-cell table:formula="of:=[.N14]/([.H14]/2/100)/1000" office:value-type="float" office:value="0">
            <text:p>#ZÉRÓOSZTÓ!</text:p>
          </table:table-cell>
          <table:table-cell/>
          <table:table-cell table:formula="of:=[.N14]*([.D14]-[.E14])/1000" office:value-type="float" office:value="0">
            <text:p>#ZÉRÓOSZTÓ!</text:p>
          </table:table-cell>
          <table:table-cell table:formula="of:=[.O14]*[.D14]" office:value-type="float" office:value="0">
            <text:p>#ZÉRÓOSZTÓ!</text:p>
          </table:table-cell>
          <table:table-cell table:formula="of:=[.C14]*[.D14]-[.C14]*[.E14]-[.D14]*[.D14]*[.F14]" office:value-type="float" office:value="0">
            <text:p>0,00</text:p>
          </table:table-cell>
          <table:table-cell table:formula="of:=[.S14]/([.C14]*[.D14])" office:value-type="percentage" office:value="0">
            <text:p>#ZÉRÓOSZTÓ!</text:p>
          </table:table-cell>
          <table:table-cell table:formula="of:=SQRT([.C14]*[.E14]/[.F14])" office:value-type="float" office:value="0">
            <text:p>#ZÉRÓOSZTÓ!</text:p>
          </table:table-cell>
          <table:table-cell table:formula="of:=[.S14]/([.C14]*[.U14])" office:value-type="percentage" office:value="0">
            <text:p>#ZÉRÓOSZTÓ!</text:p>
          </table:table-cell>
          <table:table-cell table:number-columns-repeated="100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2018.12.20</text:date>, <text:time>03:13:5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6:41:38.08</meta:creation-date>
    <dc:date>2018-12-20T03:13:55.29</dc:date>
    <meta:editing-duration>PT13H28M11S</meta:editing-duration>
    <meta:editing-cycles>36</meta:editing-cycles>
    <meta:generator>OpenOffice/4.0.0$Win32 OpenOffice.org_project/400m3$Build-9702</meta:generator>
    <meta:document-statistic meta:table-count="3" meta:cell-count="258" meta:object-count="0"/>
  </office:meta>
</office:document-meta>
</file>